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paragraph-properties fo:margin-left="1.251cm" fo:margin-right="0cm" fo:text-indent="0cm" style:auto-text-indent="false"/>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ourier New" fo:font-size="10pt" style:font-size-asian="10pt"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tlore Server and The Communication Layer</text:h>
      <text:p text:style-name="Text_20_body">Plantlore Server and the Communication Layer [<text:span text:style-name="T1">CL</text:span>] are very tightly coupled. The Communication Layer mediates the connection between the Database Layer [<text:span text:style-name="T1">DBL</text:span>] and the Presentation Layer [<text:span text:style-name="T1">PL</text:span>]. The <text:span text:style-name="T1">PL</text:span> and the <text:span text:style-name="T1">DBL</text:span> may be running in different Java Virtual Machines [<text:span text:style-name="T1">JVM</text:span>] but do not necessarily have to. The <text:span text:style-name="T1">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RMI</text:span>. <text:span text:style-name="T2">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2">JVM as if they were only local objects. The RMI machinery is quite complex and it will not be </text:span>covered here.</text:p>
      <text:p text:style-name="Text_20_body">The use of this mechanism is simple and involves five steps:</text:p>
      <text:list text:style-name="L1">
        <text:list-item>
          <text:p text:style-name="P1">A program <text:span text:style-name="T3">P</text:span> <text:span text:style-name="T2">creates</text:span><text:span text:style-name="T1"> </text:span><text:span text:style-name="T2">an </text:span>object <text:span text:style-name="T1">O</text:span> in its <text:span text:style-name="T1">JVM</text:span>.</text:p>
        </text:list-item>
        <text:list-item>
          <text:p text:style-name="P1">The <text:span text:style-name="T2">RMI</text:span> must become aware of existence of this objects, so that it can accept remote calls. The program <text:span text:style-name="T1">P</text:span> must <text:span text:style-name="T1">export</text:span> it = make <text:span text:style-name="T2">RMI </text:span>aware of it. If the object <text:span text:style-name="T1">O</text:span> is exported, it is called a <text:span text:style-name="T1">remote object</text:span>.</text:p>
        </text:list-item>
        <text:list-item>
          <text:p text:style-name="P1">The program <text:span text:style-name="T1">P</text:span> should <text:span text:style-name="T1">bind</text:span> the remote objects to a <text:span text:style-name="T1">Naming service</text:span>, that is easily accessible, so that anyone can obtain the <text:span text:style-name="T1">remote references</text:span>. If an object is exported, a remote reference (or <text:span text:style-name="T1">stub</text:span>) is created. The stub is a proxy that contains information about the exported object and allows its owner to invo<text:span text:style-name="T2">ke calls on the remote object. Stubs can be passed via the network and can be available at different JVM, while the remote object never leaves the JVM in which it was created.</text:span></text:p>
        </text:list-item>
        <text:list-item>
          <text:p text:style-name="P2">Clients that wish to call methods of the remote object <text:span text:style-name="T1">O</text:span> must obtain their stubs first. This is done by asking the Naming service (<text:span text:style-name="T1">lookup</text:span>), which returns the appropriate stub for the remote object.</text:p>
        </text:list-item>
        <text:list-item>
          <text:p text:style-name="P2">Clients can call methods of the object via the stub.</text:p>
        </text:list-item>
      </text:list>
      <text:p text:style-name="P3">The Client always has a <text:span text:style-name="T1">stub</text:span> and can use it to invoke methods of the <text:span text:style-name="T1">remote object</text:span>. Each method call is handled by the RMI – parameters are <text:span text:style-name="T1">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4">(Name, Stub)</text:span> and returning the stub when asked for it by the associated name.</text:p>
      <text:h text:style-name="Heading_20_3" text:outline-level="3">The Stub</text:h>
      <text:p text:style-name="Text_20_body"><text:span text:style-name="T2">A stub is generated for each remote object</text:span>. Stubs are objects, they have their own classes. If we use the default Naming service, the stub's clas<text:span text:style-name="T2">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2">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Text_20_body"><text:span text:style-name="T2">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span></text:p>
      <text:p text:style-name="P3">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2">of the DBL </text:span>will be <text:s/>complicated, we will create a <text:span text:style-name="T1">DatabaseLayerFactory</text:span> that will shield us from the creation of <text:span text:style-name="T2">the DBL </text:span>completely and just return either the local <text:span text:style-name="T2">DBL </text:span>or the stub that will allow the PL to make remote calls. The <text:span text:style-name="T2">PL</text:span> will not be able to tell the difference. The <text:span text:style-name="T2">DatabaseLayerFactory</text:span> must have its counterpart running in the remote <text:span text:style-name="T2">JVM</text:span> that will create the <text:span text:style-name="T2">DBL</text:span> for there and then pass its stub back to the <text:span text:style-name="T2">DatabaseLayerFactory</text:span>. We will denote the counterpart as <text:span text:style-name="T1">RemoteDatabaseLayerFactory</text:span>.</text:p>
      <text:h text:style-name="Heading_20_3" text:outline-level="3">The DatabaseLayerFactory</text:h>
      <text:p text:style-name="Text_20_body">The interface of the <text:span text:style-name="T1">DatabaseLayerFactory</text:span> is simple.</text:p>
      <text:p text:style-name="Preformatted_20_Text">interface DBLayerFactory {</text:p>
      <text:p text:style-name="P4">DBLayer <text:span text:style-name="T1">create</text:span>(DBInfo settings);</text:p>
      <text:p text:style-name="P4">void <text:span text:style-name="T1">destroy</text:span>(DBLayer db);</text:p>
      <text:p text:style-name="Preformatted_20_Text">}</text:p>
      <text:p text:style-name="Text_20_body">In the <text:span text:style-name="T1">create()</text:span> method the <text:span text:style-name="T2">DatabaseLayerFactory will decide whether the User wants a local connection or a remote connection - this will be clear from the parameter </text:span><text:span text:style-name="T1">DBInfo</text:span><text:span text:style-name="T2">. </text:span></text:p>
      <text:list text:style-name="L2">
        <text:list-item>
          <text:p text:style-name="P5">If the User wants only a local connection, the new DBL is created in the local JVM, thus leaving the RMI out of the picture and saving the overhead that is connected with this technology.</text:p>
        </text:list-item>
        <text:list-item>
          <text:p text:style-name="P5">If the User wants a remote connection, the RemoteDatabaseFactory is contacted, asked to create the new DBL in the remote JVM and then the stub of the remote DBL is returned.</text:p>
        </text:list-item>
      </text:list>
      <text:p text:style-name="P3">In order to secure a careful destruction of the DBL we provide the <text:span text:style-name="T1">destroy()</text:span> method. The principle is the same.</text:p>
      <text:list text:style-name="L3">
        <text:list-item>
          <text:p text:style-name="P6">If the destroyed DBL is local its destruction is local - only a method ensuring the proper cleanup of the database connection is called.</text:p>
        </text:list-item>
        <text:list-item>
          <text:p text:style-name="P6">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2">DatabaseLayerFactory</text:span>.</text:p>
      <text:p text:style-name="Preformatted_20_Text">interface RemoteDBLayerFactory {</text:p>
      <text:p text:style-name="P4">DBLayer <text:span text:style-name="T1">create</text:span>();</text:p>
      <text:p text:style-name="P4">void <text:span text:style-name="T1">destroy</text:span>(DBLayer stub);</text:p>
      <text:p text:style-name="Preformatted_20_Text">}</text:p>
      <text:p text:style-name="Text_20_body">The purpose of the <text:span text:style-name="T2">RemoteDatabaseLayerFactory is to </text:span></text:p>
      <text:list text:style-name="L4">
        <text:list-item>
          <text:p text:style-name="P7"><text:span text:style-name="T2">create new Database Layers, make them accessible to the RMI so that they can accept remote calls and then return their stubs,</text:span></text:p>
        </text:list-item>
        <text:list-item>
          <text:p text:style-name="P7">unexport Database <text:s/>Layers, thus disabling the ability to receive remote calls, and to <text:span text:style-name="T2">ensure the proper cleanup of the database connection.</text:span></text:p>
        </text:list-item>
      </text:list>
      <text:p text:style-name="P3">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reformatted_20_Text">public interface Server</text:p>
      <text:p text:style-name="P4">void <text:span text:style-name="T1">start</text:span>();</text:p>
      <text:p text:style-name="P4">void <text:span text:style-name="T1">stop</text:span>();</text:p>
      <text:p text:style-name="P4">ConnectionInfo[] <text:span text:style-name="T1">getClients</text:span>();</text:p>
      <text:p text:style-name="P4">void <text:span text:style-name="T1">disconnect</text:span>(ConnectionInfo client);</text:p>
      <text:p text:style-name="Preformatted_20_Text">}</text:p>
      <text:p text:style-name="Text_20_body">The purpose of the server is to </text:p>
      <text:list text:style-name="L5">
        <text:list-item>
          <text:p text:style-name="P8">create and export the RemoteDatabaseLayerFactory, so that it can accept remote calls, and bind it to the Naming service, so that it can be contacted by anyone,</text:p>
        </text:list-item>
        <text:list-item>
          <text:p text:style-name="P8">unbind the RemoteDatabaseLayerFactory from the Naming service rendering it inaccessible, unexport it, thus preventing it from receiving remote calls, and instruct it to destroy all DatabaseLayers it has created,</text:p>
        </text:list-item>
        <text:list-item>
          <text:p text:style-name="P8">return a list describing all currently created Database Layers, which may be perceived as a list of currently connected clients,</text:p>
        </text:list-item>
        <text:list-item>
          <text:p text:style-name="P8">disconnect a client from the server, ie. instruct the RemoteDatabaseLayerFactory to destroy the DBL although the client does not wish it.</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6T23:52:27</meta:creation-date>
    <dc:creator>Erik Kratochvíl</dc:creator>
    <dc:date>2006-09-07T03:45:41</dc:date>
    <dc:language>cs-CZ</dc:language>
    <meta:editing-cycles>55</meta:editing-cycles>
    <meta:editing-duration>PT3H53M14S</meta:editing-duration>
    <meta:user-defined meta:name="Info 1"/>
    <meta:user-defined meta:name="Info 2"/>
    <meta:user-defined meta:name="Info 3"/>
    <meta:user-defined meta:name="Info 4"/>
    <meta:document-statistic meta:table-count="0" meta:image-count="0" meta:object-count="0" meta:page-count="4" meta:paragraph-count="61" meta:word-count="1418" meta:character-count="8303"/>
  </office:meta>
</office:document-meta>
</file>